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Atlas Grotesk" svg:font-family="'Atlas Grotesk',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4f8d1" officeooo:paragraph-rsid="0014f8d1"/>
    </style:style>
    <style:style style:name="P2" style:family="paragraph" style:parent-style-name="Text_20_body">
      <style:text-properties fo:font-variant="normal" fo:text-transform="none" fo:color="#123654" style:font-name="Arial" fo:font-size="14pt" fo:letter-spacing="normal" fo:font-style="normal" fo:font-weight="bold" officeooo:rsid="0014f8d1" officeooo:paragraph-rsid="0014f8d1"/>
    </style:style>
    <style:style style:name="P3" style:family="paragraph" style:parent-style-name="Text_20_body">
      <style:text-properties officeooo:rsid="00154e0c" officeooo:paragraph-rsid="00154e0c" fo:background-color="#ffff00"/>
    </style:style>
    <style:style style:name="P4" style:family="paragraph" style:parent-style-name="Text_20_body">
      <style:text-properties officeooo:paragraph-rsid="00166f26" fo:background-color="#ffff00"/>
    </style:style>
    <style:style style:name="P5" style:family="paragraph" style:parent-style-name="Text_20_body">
      <style:text-properties officeooo:paragraph-rsid="00166f26"/>
    </style:style>
    <style:style style:name="P6" style:family="paragraph" style:parent-style-name="Text_20_body">
      <style:paragraph-properties fo:margin-left="0cm" fo:margin-right="0cm" fo:orphans="2" fo:widows="2" fo:text-indent="0cm" style:auto-text-indent="false"/>
      <style:text-properties fo:font-variant="normal" fo:text-transform="none" fo:color="#123654" style:font-name="Arial" fo:font-size="10pt" fo:letter-spacing="normal" fo:font-style="normal" fo:font-weight="normal"/>
    </style:style>
    <style:style style:name="P7" style:family="paragraph" style:parent-style-name="Text_20_body">
      <style:paragraph-properties fo:margin-left="0cm" fo:margin-right="0cm" fo:orphans="2" fo:widows="2" fo:text-indent="0cm" style:auto-text-indent="false"/>
      <style:text-properties fo:font-variant="normal" fo:text-transform="none" fo:color="#123654" style:font-name="Arial" fo:font-size="14pt" fo:letter-spacing="normal" fo:font-style="normal" fo:font-weight="bold" officeooo:rsid="0014f8d1" officeooo:paragraph-rsid="0014f8d1"/>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Text_20_body">
      <style:paragraph-properties fo:margin-left="0cm" fo:margin-right="0cm" fo:orphans="2" fo:widows="2" fo:text-indent="0cm" style:auto-text-indent="false"/>
      <style:text-properties officeooo:rsid="0014f8d1" officeooo:paragraph-rsid="0014f8d1"/>
    </style:style>
    <style:style style:name="P10" style:family="paragraph" style:parent-style-name="Text_20_body">
      <style:paragraph-properties fo:margin-left="0cm" fo:margin-right="0cm" fo:orphans="2" fo:widows="2" fo:text-indent="0cm" style:auto-text-indent="false"/>
      <style:text-properties fo:font-size="13pt" officeooo:rsid="0014f8d1" officeooo:paragraph-rsid="0014f8d1" style:font-size-asian="13pt" style:font-size-complex="13pt"/>
    </style:style>
    <style:style style:name="P11" style:family="paragraph" style:parent-style-name="Text_20_body">
      <style:paragraph-properties fo:margin-left="0cm" fo:margin-right="0cm" fo:orphans="2" fo:widows="2" fo:text-indent="0cm" style:auto-text-indent="false"/>
      <style:text-properties fo:font-size="13pt" officeooo:rsid="00166f26" officeooo:paragraph-rsid="00166f26" fo:background-color="#ffff00" style:font-size-asian="13pt" style:font-size-complex="13pt"/>
    </style:style>
    <style:style style:name="P12" style:family="paragraph" style:parent-style-name="Text_20_body">
      <style:paragraph-properties fo:margin-left="0cm" fo:margin-right="0cm" fo:orphans="2" fo:widows="2" fo:text-indent="0cm" style:auto-text-indent="false" style:border-line-width-bottom="0.03cm 0.03cm 0.03cm" fo:padding="0.074cm" fo:border-left="none" fo:border-right="none" fo:border-top="none" fo:border-bottom="2.49pt double #000000" style:join-border="false"/>
      <style:text-properties officeooo:rsid="0014f8d1"/>
    </style:style>
    <style:style style:name="P13" style:family="paragraph" style:parent-style-name="Text_20_body">
      <style:paragraph-properties style:border-line-width-bottom="0.03cm 0.03cm 0.03cm" fo:padding="0.074cm" fo:border-left="none" fo:border-right="none" fo:border-top="none" fo:border-bottom="2.49pt double #000000" style:join-border="false"/>
      <style:text-properties officeooo:rsid="0014f8d1"/>
    </style:style>
    <style:style style:name="T1" style:family="text">
      <style:text-properties fo:font-weight="bold"/>
    </style:style>
    <style:style style:name="T2" style:family="text">
      <style:text-properties fo:font-variant="normal" fo:text-transform="none" fo:color="#123654" style:font-name="Arial" fo:font-size="9.75pt" fo:letter-spacing="normal" fo:font-style="normal" fo:font-weight="normal"/>
    </style:style>
    <style:style style:name="T3" style:family="text">
      <style:text-properties fo:font-variant="normal" fo:text-transform="none" fo:color="#123654" style:font-name="Arial" fo:font-size="9.75pt" fo:letter-spacing="normal" fo:font-style="normal" fo:font-weight="normal" fo:background-color="#ffff00" loext:char-shading-value="0"/>
    </style:style>
    <style:style style:name="T4" style:family="text">
      <style:text-properties fo:font-variant="normal" fo:text-transform="none" fo:color="#123654" style:font-name="Arial" fo:font-size="9.75pt" fo:letter-spacing="normal" fo:font-style="normal" fo:font-weight="normal" fo:background-color="#ffff00" loext:char-shading-value="0"/>
    </style:style>
    <style:style style:name="T5" style:family="text">
      <style:text-properties fo:font-variant="normal" fo:text-transform="none" fo:color="#123654" style:font-name="Arial" fo:font-size="9.75pt" fo:letter-spacing="normal" fo:font-style="normal" fo:font-weight="bold"/>
    </style:style>
    <style:style style:name="T6" style:family="text">
      <style:text-properties fo:font-variant="normal" fo:text-transform="none" fo:color="#123654" style:font-name="Arial" fo:font-size="10pt" fo:letter-spacing="normal" fo:font-style="normal" fo:font-weight="normal"/>
    </style:style>
    <style:style style:name="T7" style:family="text">
      <style:text-properties fo:font-variant="normal" fo:text-transform="none" fo:color="#123654" style:font-name="Arial" fo:letter-spacing="normal" fo:font-style="normal" fo:font-weight="normal"/>
    </style:style>
    <style:style style:name="T8" style:family="text">
      <style:text-properties fo:font-size="9.75pt" fo:font-weight="normal"/>
    </style:style>
    <style:style style:name="T9" style:family="text">
      <style:text-properties officeooo:rsid="00154e0c"/>
    </style:style>
    <style:style style:name="T10" style:family="text">
      <style:text-properties fo:background-color="#ffff00" loext:char-shading-value="0"/>
    </style:style>
    <style:style style:name="T11"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bstract</text:span>: This research aimed at the case of customersâ€™ <text:span text:style-name="T11">default payments in Taiwan and compares the predictive accuracy of probability of default among six data mining methods.</text:span></text:p>
      <text:p text:style-name="P4"><text:span text:style-name="T9">Data set: default of credit card client.xls</text:span></text:p>
      <text:p text:style-name="P5"><text:span text:style-name="T2">This research aimed at the case of customersâ€™ default payments in Taiwan and compares the predictive accuracy of probability of default among six data mining methods. From the perspective of risk management, the result of predictive accuracy of the estimated probability of default will be more valuable than the binary result of classification - credible or not credible clients. Because the real probability of default is unknown, this study presented the novel â€œSorting Smoothing Methodâ€ to estimate the real probability of default. With the real probability of default as the response variable (Y), and the predictive probability of default as the independent variable (X), the simple linear regression result (Y = A + BX) shows that the forecasting model produced by artificial neural network has the highest coefficient of determination; its regression intercept (A) is close to zero, and regression coefficient (B) to one. Therefore, among the six data mining techniques, artificial neural network is the only one that can accurately estimate the real probability of default.</text:span></text:p>
      <text:p text:style-name="P6"/>
      <text:p text:style-name="P7">Attribute Information:</text:p>
      <text:p text:style-name="P6">This research employed a binary variable, default payment (Yes = 1, No = 0), as the response variable. This study reviewed the literature and used the following 23 variables as explanatory variables: <text:line-break/>X1: Amount of the given credit (NT dollar): it includes both the individual consumer credit and his/her family (supplementary) credit. <text:line-break/>X2: Gender (1 = male; 2 = female). <text:line-break/>X3: Education (1 = graduate school; 2 = university; 3 = high school; 4 = others). <text:line-break/>X4: Marital status (1 = married; 2 = single; 3 = others). <text:line-break/>X5: Age (year). <text:line-break/>X6 - X11: History of past payment. We tracked the past monthly payment records (from April to September, 2005) as follows: X6 = the repayment status in September, 2005; X7 = the repayment status in August, 2005; . . .;X11 = the repayment status in April, 2005. The measurement scale for the repayment status is: -1 = pay duly; 1 = payment delay for one month; 2 = payment delay for two months; . . .; 8 = payment delay for eight months; 9 = payment delay for nine months and above. <text:line-break/>X12-X17: Amount of bill statement (NT dollar). X12 = amount of bill statement in September, 2005; X13 = amount of bill statement in August, 2005; . . .; X17 = amount of bill statement in April, 2005. <text:line-break/>X18-X23: Amount of previous payment (NT dollar). X18 = amount paid in September, 2005; X19 = amount paid in August, 2005; . . .;X23 = amount paid in April, 2005. </text:p>
      <text:p text:style-name="Text_20_body"/>
      <text:p text:style-name="P13"/>
      <text:p text:style-name="P1"><text:span text:style-name="T5">Abstract</text:span><text:span text:style-name="T2">: The data is related with direct marketing campaigns (phone calls) of a Portuguese banking institution. The classification goal is to predict if the </text:span><text:span text:style-name="T4">client will subscribe a term deposit</text:span><text:span text:style-name="T2"> (variable y).</text:span></text:p>
      <text:p text:style-name="P3"><text:span text:style-name="T2">dataset : bank-additional zip , bank zip</text:span></text:p>
      <text:p text:style-name="P2"><text:span text:style-name="T8">Data Set Information:</text:span></text:p>
      <text:p text:style-name="P6">The data is related with direct marketing campaigns of a Portuguese banking institution. The marketing campaigns were based on phone calls. Often, more than one contact to the same client was required, in order to access if the product (bank term deposit) would be ('yes') or not ('no') subscribed. <text:line-break/><text:line-break/>There are four datasets: <text:line-break/>1) bank-additional-full.csv with all examples (41188) and 20 inputs, ordered by date (from May 2008 to November 2010), very close to the data analyzed in [Moro et al., 2014]<text:line-break/>2) bank-additional.csv with 10% of the examples (4119), randomly selected from 1), and 20 inputs.<text:line-break/><text:soft-page-break/>3) bank-full.csv with all examples and 17 inputs, ordered by date (older version of this dataset with less inputs). <text:line-break/>4) bank.csv with 10% of the examples and 17 inputs, randomly selected from 3 (older version of this dataset with less inputs). <text:line-break/>The smallest datasets are provided to test more computationally demanding machine learning algorithms (e.g., SVM). <text:line-break/><text:line-break/>The classification goal is to predict if the client will subscribe (yes/no) a term deposit (variable y).</text:p>
      <text:p text:style-name="P1"><text:span text:style-name="T2"/></text:p>
      <text:p text:style-name="P2">Attribute Information:</text:p>
      <text:p text:style-name="P8"><text:span text:style-name="T6">Input variables:<text:line-break/># bank client data:<text:line-break/>1 - age (numeric)<text:line-break/>2 - job : type of job (categorical: 'admin.','blue-collar','entrepreneur','housemaid','management','retired','self-employed','services','student','technician','unemployed','unknown')<text:line-break/>3 - marital : marital status (categorical: 'divorced','married','single','unknown'; note: 'divorced' means divorced or widowed)<text:line-break/>4 - education (categorical: 'basic.4y','basic.6y','basic.9y','high.school','illiterate','professional.course','university.degree','unknown')<text:line-break/>5 - default: has credit in default? (categorical: 'no','yes','unknown')<text:line-break/>6 - housing: has housing loan? (categorical: 'no','yes','unknown')<text:line-break/>7 - loan: has personal loan? (categorical: 'no','yes','unknown')<text:line-break/># related with the last contact of the current campaign:<text:line-break/>8 - contact: contact communication type (categorical: 'cellular','telephone') <text:line-break/>9 - month: last contact month of year (categorical: 'jan', 'feb', 'mar', ..., 'nov', 'dec')<text:line-break/>10 - day_of_week: last contact day of the week (categorical: 'mon','tue','wed','thu','fri')<text:line-break/>11 - duration: last contact duration, in seconds (numeric). Important note: this attribute highly affects the output target (e.g., if duration=0 then y='no'). Yet, the duration is not known before a call is performed. Also, after the end of the call y is obviously known. Thus, this input should only be included for benchmark purposes and should be discarded if the intention is to have a realistic predictive model.<text:line-break/># other attributes:<text:line-break/>12 - campaign: number of contacts performed during this campaign and for this client (numeric, includes last contact)<text:line-break/>13 - pdays: number of days that passed by after the client was last contacted from a previous campaign (numeric; 999 means client was not previously contacted)<text:line-break/>14 - previous: number of contacts performed before this campaign and for this client (numeric)<text:line-break/>15 - poutcome: outcome of the previous marketing campaign (categorical: 'failure','nonexistent','success')<text:line-break/># social and economic context attributes<text:line-break/>16 - emp.var.rate: employment variation rate - quarterly indicator (numeric)<text:line-break/>17 - cons.price.idx: consumer price index - monthly indicator (numeric) <text:line-break/>18 - cons.conf.idx: consumer confidence index - monthly indicator (numeric) <text:line-break/>19 - euribor3m: euribor 3 month rate - daily indicator (numeric)<text:line-break/>20 - nr.employed: number of employees - quarterly indicator (numeric)<text:line-break/><text:line-break/>Output variable (desired target):<text:line-break/>21 - y - has the client subscribed a term deposit? (binary: 'yes','no')</text:span></text:p>
      <text:p text:style-name="P12"><text:span text:style-name="T6"/></text:p>
      <text:p text:style-name="P9"><text:span text:style-name="T6"/></text:p>
      <text:p text:style-name="P9"><text:span text:style-name="T6"/></text:p>
      <text:p text:style-name="P10"><text:soft-page-break/><text:span text:style-name="T7">Churn in telecom dataset</text:span></text:p>
      <text:p text:style-name="P11"><text:span text:style-name="T7">Dataset : <text:s/>big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Atlas Grotesk" svg:font-family="'Atlas Grotesk',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0T12:07:08.029877286</meta:creation-date>
    <dc:date>2018-08-20T13:21:22.700665665</dc:date>
    <meta:editing-duration>PT33M59S</meta:editing-duration>
    <meta:editing-cycles>1</meta:editing-cycles>
    <meta:document-statistic meta:table-count="0" meta:image-count="0" meta:object-count="0" meta:page-count="3" meta:paragraph-count="13" meta:word-count="999" meta:character-count="6563" meta:non-whitespace-character-count="5557"/>
    <meta:generator>LibreOffice/5.1.6.2$Linux_X86_64 LibreOffice_project/10m0$Build-2</meta:generator>
  </office:meta>
</office:document-meta>
</file>